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fall 1.1 Registrering utan data</text:p>
      <text:p text:style-name="Standard">Input:</text:p>
      <text:p text:style-name="Standard">Alla fälten tomma</text:p>
      <text:p text:style-name="Standard"/>
      <text:p text:style-name="Standard">Output:</text:p>
      <text:p text:style-name="Standard">Ej registrerad</text:p>
      <text:p text:style-name="Standard">Sidan presenterar felmeddelande för alla fält</text:p>
      <text:p text:style-name="Standard"/>
      <text:p text:style-name="Standard">Testfall 1.2 Registrering med upptaget användarnamn</text:p>
      <text:p text:style-name="Standard">Input:</text:p>
      <text:p text:style-name="Standard">Alla fälten ifyllda</text:p>
      <text:p text:style-name="Standard">Användarnamn som redan är taget</text:p>
      <text:p text:style-name="Standard"/>
      <text:p text:style-name="Standard">Output:</text:p>
      <text:p text:style-name="Standard">Ej registrerad</text:p>
      <text:p text:style-name="Standard">Sidan presenterar felmeddelande gällande att användaren är upptagen</text:p>
      <text:p text:style-name="Standard"/>
      <text:p text:style-name="Standard">Testfall 1.3 Registrering med giltig data</text:p>
      <text:p text:style-name="Standard">Input:</text:p>
      <text:p text:style-name="Standard">Alla fälten är ifyllda</text:p>
      <text:p text:style-name="Standard"/>
      <text:p text:style-name="Standard">Output:</text:p>
      <text:p text:style-name="Standard">Registrerad</text:p>
      <text:p text:style-name="Standard">Användaren tas till inloggningsformuläret</text:p>
      <text:p text:style-name="Standard"/>
      <text:p text:style-name="Standard">Testfall 2.1 Inloggning utan data</text:p>
      <text:p text:style-name="Standard">Input:</text:p>
      <text:p text:style-name="Standard">Alla fälten är tomma</text:p>
      <text:p text:style-name="Standard"/>
      <text:p text:style-name="Standard">Output:</text:p>
      <text:p text:style-name="Standard">Sidan presenterar felmeddelande om att användarnamn och lösenord saknas</text:p>
      <text:p text:style-name="Standard"/>
      <text:p text:style-name="Standard">Testfall 2.2 Inloggning med inkorrekt data</text:p>
      <text:p text:style-name="Standard">Input:</text:p>
      <text:p text:style-name="Standard">Alla fälten är ifyllda</text:p>
      <text:p text:style-name="Standard"/>
      <text:p text:style-name="Standard">Output:</text:p>
      <text:p text:style-name="Standard">Sidan presenterar felmeddelande om att användarnamn och/eller lösenord är felaktiga</text:p>
      <text:p text:style-name="Standard"/>
      <text:p text:style-name="Standard">Testfall 2.3 Inloggning med giltig data</text:p>
      <text:p text:style-name="Standard">Input:</text:p>
      <text:p text:style-name="Standard">Testfall 1.3 Registrering med giltig data</text:p>
      <text:p text:style-name="Standard">Alla fälten är ifyllda med giltiga uppgifter</text:p>
      <text:p text:style-name="Standard"/>
      <text:p text:style-name="Standard">Output:</text:p>
      <text:p text:style-name="Standard">Inloggad</text:p>
      <text:p text:style-name="Standard">Användaren tas till hemsidan</text:p>
      <text:p text:style-name="Standard"/>
      <text:p text:style-name="Standard"/>
      <text:p text:style-name="P1">Hädanefter så innebär ogiltig data:</text:p>
      <text:p text:style-name="Standard">Att ett fält är helt tomt</text:p>
      <text:p text:style-name="Standard">Att en titel är över 100 tecken</text:p>
      <text:p text:style-name="Standard">Att en kommentar är över 200 tecken</text:p>
      <text:p text:style-name="Standard">Att ett textinlägg är över 200 tecken</text:p>
      <text:p text:style-name="Standard"/>
      <text:p text:style-name="Standard">Testfall 3.1 Skapa inlägg utan data</text:p>
      <text:p text:style-name="Standard">Input:</text:p>
      <text:p text:style-name="Standard">Testfall 2.3 Inloggning med giltig data</text:p>
      <text:p text:style-name="Standard">Användaren har inte fyllt i något fält</text:p>
      <text:p text:style-name="Standard"/>
      <text:p text:style-name="Standard">Output:</text:p>
      <text:p text:style-name="Standard">Inget nytt inlägg skapas</text:p>
      <text:p text:style-name="Standard"/>
      <text:p text:style-name="Standard">Testfall 3.2 Skapa inlägg med data</text:p>
      <text:p text:style-name="Standard">Input:</text:p>
      <text:p text:style-name="Standard">Testfall 2.3 Inloggning med giltig data</text:p>
      <text:p text:style-name="Standard">Användaren har fyllt i alla fält</text:p>
      <text:p text:style-name="Standard"/>
      <text:p text:style-name="Standard">Output:</text:p>
      <text:p text:style-name="Standard">Nytt inlägg presenteras på sidan</text:p>
      <text:p text:style-name="Standard"/>
      <text:p text:style-name="Standard">Testfall 4.1 Kommentera med ogiltig data</text:p>
      <text:p text:style-name="Standard">Input:</text:p>
      <text:p text:style-name="Standard">Testfall 2.3 Inloggning med giltig data</text:p>
      <text:p text:style-name="Standard">Användaren fyller inte i kommentarsrutan</text:p>
      <text:p text:style-name="Standard"/>
      <text:p text:style-name="Standard">Output:</text:p>
      <text:p text:style-name="Standard">Ingen kommentar publiceras</text:p>
      <text:p text:style-name="Standard"/>
      <text:p text:style-name="Standard">Testfall 4.2 Kommentera med giltig data</text:p>
      <text:p text:style-name="Standard">Input:</text:p>
      <text:p text:style-name="Standard">Testfall 2.3 Inloggning med giltig data</text:p>
      <text:p text:style-name="Standard">Användaren fyller i kommentarsrutan</text:p>
      <text:p text:style-name="Standard"/>
      <text:p text:style-name="Standard">Output:</text:p>
      <text:p text:style-name="Standard">Ny kommentar publiceras</text:p>
      <text:p text:style-name="Standard"/>
      <text:p text:style-name="Standard">Testfall 5.1 Redigera inlägg med giltig data</text:p>
      <text:p text:style-name="Standard">Input:</text:p>
      <text:p text:style-name="Standard">Testfall 2.3 Inloggning med giltig data</text:p>
      <text:p text:style-name="Standard">Inlägget är ursprungligen skrivet av samma användare som är inloggad</text:p>
      <text:p text:style-name="Standard"/>
      <text:p text:style-name="Standard">Output:</text:p>
      <text:p text:style-name="Standard">All data i inlägget har ändrats till den angivna</text:p>
      <text:p text:style-name="Standard"/>
      <text:p text:style-name="Standard"/>
      <text:p text:style-name="P1">Testfall 5.2 Redigera inlägg med ogiltig data</text:p>
      <text:p text:style-name="Standard">Input:</text:p>
      <text:p text:style-name="Standard">Testfall 2.3 Inloggning med giltig data</text:p>
      <text:p text:style-name="Standard">Inlägget är ursprungligen skrivet av samma användare som är inloggad</text:p>
      <text:p text:style-name="Standard"/>
      <text:p text:style-name="Standard">Output:</text:p>
      <text:p text:style-name="Standard">Inlägget förblir oförändrat</text:p>
      <text:p text:style-name="Standard"/>
      <text:p text:style-name="Standard">Testfall 6.1 Redigera kommentar med giltig data</text:p>
      <text:p text:style-name="Standard">Input:</text:p>
      <text:p text:style-name="Standard">Testfall 2.3 Inloggning med giltig data</text:p>
      <text:p text:style-name="Standard">Kommentaren är ursprungligen skriver av samma användare som är inloggad</text:p>
      <text:p text:style-name="Standard">Output:</text:p>
      <text:p text:style-name="Standard">Kommentarens innehåll ändras till det angivna</text:p>
      <text:p text:style-name="Standard"/>
      <text:p text:style-name="Standard">Testfall 6.2 Redigera kommentar</text:p>
      <text:p text:style-name="Standard">Input:</text:p>
      <text:p text:style-name="Standard">Testfall 2.3 Inloggning med giltig data</text:p>
      <text:p text:style-name="Standard">Kommentaren är ursprungligen skriver av samma användare som är inloggad</text:p>
      <text:p text:style-name="Standard">Output:</text:p>
      <text:p text:style-name="Standard">Kommentarens innehåll är oförändr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M9S</meta:editing-duration>
    <meta:editing-cycles>36</meta:editing-cycles>
    <meta:generator>OpenOffice/4.0.1$Win32 OpenOffice.org_project/401m5$Build-9714</meta:generator>
    <dc:date>2015-11-30T06:12:10.28</dc:date>
    <meta:document-statistic meta:table-count="0" meta:image-count="0" meta:object-count="0" meta:page-count="3" meta:paragraph-count="89" meta:word-count="373" meta:character-count="2494"/>
    <meta:user-defined meta:name="Info 1"/>
    <meta:user-defined meta:name="Info 2"/>
    <meta:user-defined meta:name="Info 3"/>
    <meta:user-defined meta:name="Info 4"/>
  </office:meta>
</office:document-meta>
</file>